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officeooo:rsid="00132d8b" officeooo:paragraph-rsid="00132d8b"/>
    </style:style>
    <style:style style:name="P2" style:family="paragraph" style:parent-style-name="Text_20_body">
      <style:text-properties fo:font-size="14pt" style:text-underline-style="none" officeooo:rsid="00152cc7" officeooo:paragraph-rsid="00152cc7" style:font-size-asian="14pt" style:font-size-complex="14pt"/>
    </style:style>
    <style:style style:name="P3" style:family="paragraph" style:parent-style-name="Text_20_body">
      <style:text-properties fo:font-size="14pt" style:text-underline-style="none" officeooo:rsid="00152cc7" officeooo:paragraph-rsid="001706ff" style:font-size-asian="14pt" style:font-size-complex="14pt"/>
    </style:style>
    <style:style style:name="P4" style:family="paragraph" style:parent-style-name="Text_20_body">
      <style:text-properties fo:font-size="14pt" style:text-underline-style="none" officeooo:rsid="00132d8b" officeooo:paragraph-rsid="00132d8b" style:font-size-asian="14pt" style:font-size-complex="14pt"/>
    </style:style>
    <style:style style:name="P5" style:family="paragraph" style:parent-style-name="Text_20_body">
      <style:text-properties fo:font-size="14pt" style:text-underline-style="none" officeooo:rsid="00172283" officeooo:paragraph-rsid="00172283" style:font-size-asian="14pt" style:font-size-complex="14pt"/>
    </style:style>
    <style:style style:name="P6" style:family="paragraph" style:parent-style-name="Text_20_body">
      <style:text-properties fo:font-size="14pt" style:text-underline-style="none" fo:font-weight="bold" officeooo:rsid="00172283" officeooo:paragraph-rsid="00172283" style:font-size-asian="14pt" style:font-weight-asian="bold" style:font-size-complex="14pt" style:font-weight-complex="bold"/>
    </style:style>
    <style:style style:name="P7" style:family="paragraph" style:parent-style-name="Text_20_body">
      <style:text-properties fo:font-size="14pt" style:text-underline-style="none" fo:font-weight="bold" officeooo:rsid="00182282" officeooo:paragraph-rsid="00182282" style:font-size-asian="14pt" style:font-weight-asian="bold" style:font-size-complex="14pt" style:font-weight-complex="bold"/>
    </style:style>
    <style:style style:name="P8" style:family="paragraph" style:parent-style-name="Text_20_body">
      <style:text-properties fo:font-size="14pt" style:text-underline-style="none" fo:font-weight="bold" officeooo:rsid="0019f5ad" officeooo:paragraph-rsid="0019f5ad" style:font-size-asian="14pt" style:font-weight-asian="bold" style:font-size-complex="14pt" style:font-weight-complex="bold"/>
    </style:style>
    <style:style style:name="P9" style:family="paragraph" style:parent-style-name="Text_20_body">
      <style:text-properties fo:font-size="14pt" style:text-underline-style="none" fo:font-weight="bold" officeooo:rsid="001ba6a9" officeooo:paragraph-rsid="001ba6a9" style:font-size-asian="14pt" style:font-weight-asian="bold" style:font-size-complex="14pt" style:font-weight-complex="bold"/>
    </style:style>
    <style:style style:name="P10" style:family="paragraph" style:parent-style-name="Text_20_body">
      <style:text-properties fo:font-size="14pt" style:text-underline-style="none" fo:font-weight="normal" officeooo:rsid="00172283" officeooo:paragraph-rsid="00172283" style:font-size-asian="14pt" style:font-weight-asian="normal" style:font-size-complex="14pt" style:font-weight-complex="normal"/>
    </style:style>
    <style:style style:name="P11" style:family="paragraph" style:parent-style-name="Text_20_body">
      <style:text-properties fo:font-size="14pt" style:text-underline-style="none" fo:font-weight="normal" officeooo:rsid="0019f5ad" officeooo:paragraph-rsid="0019f5ad" style:font-size-asian="14pt" style:font-weight-asian="normal" style:font-size-complex="14pt" style:font-weight-complex="normal"/>
    </style:style>
    <style:style style:name="P12" style:family="paragraph" style:parent-style-name="Text_20_body">
      <style:text-properties fo:font-size="14pt" style:text-underline-style="none" fo:font-weight="normal" officeooo:rsid="0019f5ad" officeooo:paragraph-rsid="001aae4c" style:font-size-asian="14pt" style:font-weight-asian="normal" style:font-size-complex="14pt" style:font-weight-complex="normal"/>
    </style:style>
    <style:style style:name="P13" style:family="paragraph" style:parent-style-name="Text_20_body">
      <style:text-properties fo:font-size="14pt" style:text-underline-style="none" fo:font-weight="normal" officeooo:rsid="001ba6a9" officeooo:paragraph-rsid="001ba6a9" style:font-size-asian="14pt" style:font-weight-asian="normal" style:font-size-complex="14pt" style:font-weight-complex="normal"/>
    </style:style>
    <style:style style:name="P14" style:family="paragraph" style:parent-style-name="Text_20_body">
      <style:text-properties style:text-underline-style="none" officeooo:rsid="00152cc7" officeooo:paragraph-rsid="00152cc7"/>
    </style:style>
    <style:style style:name="P15" style:family="paragraph" style:parent-style-name="Text_20_body">
      <style:text-properties fo:font-weight="normal" officeooo:rsid="001d7497" style:font-weight-asian="normal" style:font-weight-complex="normal"/>
    </style:style>
    <style:style style:name="P16" style:family="paragraph" style:parent-style-name="Text_20_body">
      <style:text-properties fo:font-weight="normal" officeooo:rsid="001e789d" officeooo:paragraph-rsid="001e789d" style:font-weight-asian="normal" style:font-weight-complex="normal"/>
    </style:style>
    <style:style style:name="P17" style:family="paragraph" style:parent-style-name="Title">
      <style:text-properties style:text-underline-style="solid" style:text-underline-width="auto" style:text-underline-color="font-color" officeooo:rsid="00132d8b" officeooo:paragraph-rsid="00132d8b"/>
    </style:style>
    <style:style style:name="P18" style:family="paragraph" style:parent-style-name="Title">
      <style:text-properties style:text-underline-style="solid" style:text-underline-width="auto" style:text-underline-color="font-color" officeooo:rsid="00152cc7" officeooo:paragraph-rsid="00152cc7"/>
    </style:style>
    <style:style style:name="T1" style:family="text">
      <style:text-properties officeooo:rsid="00152cc7"/>
    </style:style>
    <style:style style:name="T2" style:family="text">
      <style:text-properties officeooo:rsid="001706ff"/>
    </style:style>
    <style:style style:name="T3" style:family="text">
      <style:text-properties officeooo:rsid="00172283"/>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h.1 Introduction to JavaScript</text:p>
      <text:p text:style-name="P1"/>
      <text:p text:style-name="P4">- JavaScript is a high-level, dynamic, interpreted programming language <text:span text:style-name="T1">that is well-suited to object-oriented and functional programming styles.</text:span></text:p>
      <text:p text:style-name="P18">Ch.2 Lexical Structure</text:p>
      <text:p text:style-name="P14"/>
      <text:p text:style-name="P2">- The lexical structure of a programming language is the set of elementary rules that specifies how you write programs in that language.</text:p>
      <text:p text:style-name="P2"><text:tab/>. Case <text:span text:style-name="T2">sensitivity, spaces, and line breaks</text:span></text:p>
      <text:p text:style-name="P2"><text:tab/>. <text:span text:style-name="T2">Comments</text:span></text:p>
      <text:p text:style-name="P2"><text:tab/>.<text:span text:style-name="T2">Literals</text:span></text:p>
      <text:p text:style-name="P2"><text:tab/>.<text:span text:style-name="T2">Identifiers and reserved words</text:span></text:p>
      <text:p text:style-name="P2"><text:tab/>.<text:span text:style-name="T2">Unicode</text:span></text:p>
      <text:p text:style-name="P2"><text:tab/>.<text:span text:style-name="T2">Optional semicolons</text:span></text:p>
      <text:p text:style-name="P3">- This means that language <text:span text:style-name="T2">keywords, variables, function names, and other identifiers must always be typed with a consistent capitalization of letters.</text:span></text:p>
      <text:p text:style-name="P3">-<text:span text:style-name="T3">JavaScript ignores spaces. For most part, JavaScript also ignores line breaks.</text:span></text:p>
      <text:p text:style-name="P5"/>
      <text:p text:style-name="P6">Comments</text:p>
      <text:p text:style-name="P10">- JavaScript supports two styles of comments. Any text between a //</text:p>
      <text:p text:style-name="P10">and the end of a line is treated as a comment and is ignored by</text:p>
      <text:p text:style-name="P10">JavaScript. Any text between the characters /* and */ is also treated</text:p>
      <text:p text:style-name="P10">as a comment; these comments may span multiple lines but may not be</text:p>
      <text:p text:style-name="P10">nested.</text:p>
      <text:p text:style-name="P7">Literals</text:p>
      <text:p text:style-name="P7"><text:span text:style-name="T4">- A literal is a data value that appears directly in a program.</text:span></text:p>
      <text:p text:style-name="P7"><text:soft-page-break/>Identifiers and Reserved Words</text:p>
      <text:p text:style-name="P7"><text:span text:style-name="T4">-An identifier is simply an name. In JavaScript, identifiers are used to name constants, variables, properties, functions , and classes and to provide labels for certain loops in JavaScript code.</text:span></text:p>
      <text:p text:style-name="P7"><text:span text:style-name="T4">-A JavaScript identifier must begin with a letter, an underscore (_), or a dollar sign($). Subsequent characters can be letters, digits, underscores, or dollar signs. (Digits are not allowed as the first character so that JavaScript can easily distinguish identifiers from numbers.)</text:span></text:p>
      <text:p text:style-name="P7"><text:span text:style-name="T4"/></text:p>
      <text:p text:style-name="P8">Reserved Words</text:p>
      <text:p text:style-name="P11">- The following words are part of the JavaScript language. Many of these (such as if, while, and for) are reserved keywords that must not be used as the names of constants, variables, functions, or classes (though they can all be used as the names of properties within an object).</text:p>
      <text:p text:style-name="P12">- JavaScript also reserves or restricts the use of certain keywords that are not currently used by the language but that might be used in future versions:</text:p>
      <text:p text:style-name="P12">.enum</text:p>
      <text:p text:style-name="P11">.implements</text:p>
      <text:p text:style-name="P11">.interface</text:p>
      <text:p text:style-name="P11">.package</text:p>
      <text:p text:style-name="P11">.private</text:p>
      <text:p text:style-name="P12">.protected</text:p>
      <text:p text:style-name="P12">.public</text:p>
      <text:p text:style-name="P12"/>
      <text:p text:style-name="P9">Unicode</text:p>
      <text:p text:style-name="P13">- JavaScript programs are written using the Unicode character set, and you can use any Unicode characters in strings and comments. For portability and ease of editing, it is common to use only ASCII letters and digits in identifiers. But this is a programming convention only, and the language allows Unicode letters, digits, and ideographs (but not</text:p>
      <text:p text:style-name="P13">emojis) in identifiers. This means that programmers can use</text:p>
      <text:p text:style-name="P13"><text:soft-page-break/>mathematical symbols and words from non-English languages as</text:p>
      <text:p text:style-name="P13">constants and variables: <text:s/></text:p>
      <text:p text:style-name="Text_20_body">const π = 3.14;</text:p>
      <text:p text:style-name="Text_20_body">const sí = true;</text:p>
      <text:p text:style-name="P15"/>
      <text:p text:style-name="P15"/>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7T15:20:00.902221258</meta:creation-date>
    <dc:date>2021-12-27T16:16:14.138397542</dc:date>
    <meta:editing-duration>PT35M15S</meta:editing-duration>
    <meta:editing-cycles>9</meta:editing-cycles>
    <meta:generator>LibreOffice/6.4.7.2$Linux_X86_64 LibreOffice_project/40$Build-2</meta:generator>
    <meta:document-statistic meta:table-count="0" meta:image-count="0" meta:object-count="0" meta:page-count="3" meta:paragraph-count="40" meta:word-count="414" meta:character-count="2589" meta:non-whitespace-character-count="2207"/>
  </office:meta>
</office:document-meta>
</file>